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afcf" officeooo:paragraph-rsid="0010afcf"/>
    </style:style>
    <style:style style:name="P2" style:family="paragraph" style:parent-style-name="Standard">
      <style:text-properties fo:font-weight="bold" officeooo:rsid="0010afcf" officeooo:paragraph-rsid="0010afcf" style:font-weight-asian="bold" style:font-weight-complex="bold"/>
    </style:style>
    <style:style style:name="P3" style:family="paragraph" style:parent-style-name="Standard">
      <style:paragraph-properties fo:text-align="center" style:justify-single-word="false"/>
      <style:text-properties fo:font-size="16pt" fo:font-weight="bold" officeooo:rsid="0010afcf" officeooo:paragraph-rsid="0010afcf" style:font-weight-asian="bold" style:font-weight-complex="bold"/>
    </style:style>
    <style:style style:name="P4" style:family="paragraph" style:parent-style-name="Standard">
      <style:text-properties fo:font-weight="normal" officeooo:rsid="0010afcf" officeooo:paragraph-rsid="0010afcf"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0cbe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xplore Notion and get this info</text:p>
      <text:p text:style-name="P2">Q- What is notion?</text:p>
      <text:p text:style-name="P1"><text:tab/><text:tab/>Notion is a powerful all-in-one productivity tool that combines features of task management, note-taking, and collaboration in a single app. It allows users to create and organize notes, to-do lists, calendars, databases, wikis, and much more. Notion's flexibility and versatility make it popular among individuals, teams, and organizations of all sizes, from students and freelancers to startups and large corporations. Notion is available on web, desktop, and mobile platforms and offers a range of templates and integrations to customize the app to suit various needs and workflows.</text:p>
      <text:p text:style-name="P2">Q- How to use Notion?</text:p>
      <text:p text:style-name="P4"><text:tab/><text:tab/><text:tab/>Notion can be used for a variety of purposes, such as note-taking, task management, project planning, knowledge management, and more. Here are some general steps to get started with Notion:</text:p>
      <text:p text:style-name="P4"/>
      <text:p text:style-name="P4">1. <text:span text:style-name="T1">Sign up for a Notion account:</text:span> You can sign up for a free account on Notion's website.</text:p>
      <text:p text:style-name="P4"/>
      <text:p text:style-name="P4">2. <text:span text:style-name="T1">Create a workspace:</text:span> Once you've signed up, create a workspace for yourself or your team. A workspace is like a container for all your pages, databases, and other content in Notion.</text:p>
      <text:p text:style-name="P4"/>
      <text:p text:style-name="P4">3. <text:span text:style-name="T1">Create pages:</text:span> Pages are the basic building blocks of Notion. You can create pages for notes, tasks, projects, ideas, or anything else you want to keep track of. To create a new page, click the "+" icon in the top left corner of your workspace.</text:p>
      <text:p text:style-name="P4"/>
      <text:p text:style-name="P4">4. <text:span text:style-name="T1">Use templates:</text:span> Notion offers a variety of templates for different use cases, such as meeting notes, project trackers, habit trackers, and more. To use a template, click the "+" icon and select "From Template" to browse Notion's template gallery.</text:p>
      <text:p text:style-name="P4"/>
      <text:p text:style-name="P4">5. <text:span text:style-name="T1">Create databases:</text:span> Databases are a powerful feature in Notion that allow you to store and organize information in a structured way. You can create databases for contacts, inventory, expenses, or anything else that requires data organization. To create a database, click the "+" icon and select "Database".</text:p>
      <text:p text:style-name="P4"/>
      <text:p text:style-name="P4">6. <text:span text:style-name="T1">Customize your pages and databases:</text:span> Notion allows you to customize your pages and databases with different types of content, such as text, images, videos, tables, and more. You can also add properties, filters, and views to your databases to make them more functional.</text:p>
      <text:p text:style-name="P4"/>
      <text:p text:style-name="P4">7. <text:span text:style-name="T1">Collaborate with others:</text:span> Notion allows you to collaborate with others in real-time, which makes it a great tool for teams. You can share pages and databases with others and assign tasks, add comments, and mention team members.</text:p>
      <text:p text:style-name="P4"/>
      <text:p text:style-name="P4">These are just some general steps to get started with Notion. Notion is a highly customiza<text:span text:style-name="T2">ble</text:span> tool, so you can adapt it to your specific needs and workflow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3T13:01:49.636796951</meta:creation-date>
    <dc:date>2023-04-23T13:16:26.491950732</dc:date>
    <meta:editing-duration>PT4M26S</meta:editing-duration>
    <meta:editing-cycles>1</meta:editing-cycles>
    <meta:document-statistic meta:table-count="0" meta:image-count="0" meta:object-count="0" meta:page-count="1" meta:paragraph-count="13" meta:word-count="426" meta:character-count="2579" meta:non-whitespace-character-count="2161"/>
    <meta:generator>LibreOffice/7.3.7.2$Linux_X86_64 LibreOffice_project/30$Build-2</meta:generator>
  </office:meta>
</office:document-meta>
</file>